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Heading_20_1">
      <style:paragraph-properties fo:margin-top="0.0398in" fo:margin-bottom="0.0398in" style:contextual-spacing="false"/>
      <style:text-properties style:font-name="Ubuntu" fo:font-size="12pt" fo:font-weight="bold" officeooo:rsid="00031310" officeooo:paragraph-rsid="00031310" style:font-size-asian="12pt" style:font-weight-asian="bold" style:font-size-complex="12pt" style:font-weight-complex="bold"/>
    </style:style>
    <style:style style:name="P2" style:family="paragraph" style:parent-style-name="Text_20_body">
      <style:paragraph-properties fo:margin-top="0.0398in" fo:margin-bottom="0.0398in" style:contextual-spacing="false"/>
      <style:text-properties style:font-name="Ubuntu" fo:font-size="12pt" fo:font-weight="bold" officeooo:rsid="00031310" officeooo:paragraph-rsid="00031310" style:font-size-asian="12pt" style:font-weight-asian="bold" style:font-size-complex="12pt" style:font-weight-complex="bold"/>
    </style:style>
    <style:style style:name="P3" style:family="paragraph" style:parent-style-name="Heading_20_1">
      <style:paragraph-properties fo:margin-top="0.0398in" fo:margin-bottom="0.0398in" style:contextual-spacing="false"/>
      <style:text-properties style:font-name="Ubuntu" fo:font-size="12pt" fo:font-weight="bold" officeooo:rsid="0020bb54" officeooo:paragraph-rsid="0020bb54" style:font-size-asian="12pt" style:font-weight-asian="bold" style:font-size-complex="12pt" style:font-weight-complex="bold"/>
    </style:style>
    <style:style style:name="P4" style:family="paragraph" style:parent-style-name="Text_20_body">
      <style:paragraph-properties fo:margin-top="0.0398in" fo:margin-bottom="0.0398in" style:contextual-spacing="false"/>
      <style:text-properties style:font-name="Ubuntu" fo:font-size="12pt" fo:font-weight="bold" officeooo:rsid="001f2117" officeooo:paragraph-rsid="001f2117" style:font-size-asian="12pt" style:font-weight-asian="bold" style:font-size-complex="12pt" style:font-weight-complex="bold"/>
    </style:style>
    <style:style style:name="P5" style:family="paragraph" style:parent-style-name="Text_20_body">
      <style:paragraph-properties fo:margin-top="0.0398in" fo:margin-bottom="0.0398in" style:contextual-spacing="false"/>
      <style:text-properties style:font-name="Ubuntu" fo:font-size="12pt" fo:font-weight="bold" officeooo:rsid="00254655" officeooo:paragraph-rsid="00254655" style:font-size-asian="12pt" style:font-weight-asian="bold" style:font-size-complex="12pt" style:font-weight-complex="bold"/>
    </style:style>
    <style:style style:name="P6" style:family="paragraph" style:parent-style-name="Standard">
      <style:paragraph-properties fo:line-height="150%" fo:text-align="center" style:justify-single-word="false"/>
      <style:text-properties style:font-name="Ubuntu" officeooo:paragraph-rsid="0002b0b8"/>
    </style:style>
    <style:style style:name="P7" style:family="paragraph" style:parent-style-name="Standard">
      <style:paragraph-properties fo:line-height="150%" fo:text-align="center" style:justify-single-word="false"/>
      <style:text-properties style:font-name="Ubuntu" fo:font-size="14pt" fo:language="ru" fo:country="RU" officeooo:paragraph-rsid="0002b0b8" style:font-size-asian="14pt" style:font-size-complex="14pt"/>
    </style:style>
    <style:style style:name="P8" style:family="paragraph" style:parent-style-name="Standard">
      <style:paragraph-properties fo:line-height="150%"/>
      <style:text-properties style:font-name="Ubuntu" fo:font-size="14pt" fo:language="ru" fo:country="RU" officeooo:paragraph-rsid="0002b0b8" style:font-size-asian="14pt" style:font-size-complex="14pt"/>
    </style:style>
    <style:style style:name="P9" style:family="paragraph" style:parent-style-name="Standard">
      <style:paragraph-properties fo:text-align="center" style:justify-single-word="false"/>
      <style:text-properties style:font-name="Ubuntu" fo:font-size="14pt" fo:language="ru" fo:country="RU" officeooo:paragraph-rsid="0002b0b8" style:font-size-asian="14pt" style:font-size-complex="14pt"/>
    </style:style>
    <style:style style:name="P10" style:family="paragraph" style:parent-style-name="Standard">
      <style:paragraph-properties fo:line-height="150%" fo:text-align="center" style:justify-single-word="false"/>
      <style:text-properties style:font-name="Ubuntu" fo:font-size="14pt" fo:language="uk" fo:country="UA" officeooo:paragraph-rsid="0002b0b8" style:font-size-asian="14pt" style:font-size-complex="14pt"/>
    </style:style>
    <style:style style:name="P11" style:family="paragraph" style:parent-style-name="Standard">
      <style:text-properties style:font-name="Ubuntu" fo:font-size="14pt" fo:language="uk" fo:country="UA" officeooo:paragraph-rsid="0002b0b8" style:font-size-asian="14pt" style:font-size-complex="14pt"/>
    </style:style>
    <style:style style:name="P12" style:family="paragraph" style:parent-style-name="Standard">
      <style:paragraph-properties fo:text-align="end" style:justify-single-word="false"/>
      <style:text-properties style:font-name="Ubuntu" fo:font-size="14pt" fo:language="uk" fo:country="UA" officeooo:paragraph-rsid="0002b0b8" style:font-size-asian="14pt" style:font-size-complex="14pt"/>
    </style:style>
    <style:style style:name="P13" style:family="paragraph" style:parent-style-name="Standard">
      <style:paragraph-properties fo:text-align="end" style:justify-single-word="false"/>
      <style:text-properties style:font-name="Ubuntu" fo:font-size="14pt" fo:language="uk" fo:country="UA" officeooo:rsid="0002b0b8" officeooo:paragraph-rsid="0002b0b8" style:font-size-asian="14pt" style:font-size-complex="14pt"/>
    </style:style>
    <style:style style:name="P14" style:family="paragraph" style:parent-style-name="Standard">
      <style:paragraph-properties fo:text-align="center" style:justify-single-word="false"/>
      <style:text-properties style:font-name="Ubuntu" fo:font-size="14pt" fo:language="uk" fo:country="UA" officeooo:paragraph-rsid="0002b0b8" style:font-size-asian="14pt" style:font-size-complex="14pt"/>
    </style:style>
    <style:style style:name="P15" style:family="paragraph" style:parent-style-name="Standard">
      <style:paragraph-properties fo:text-align="center" style:justify-single-word="false"/>
      <style:text-properties style:font-name="Ubuntu" fo:font-size="14pt" fo:language="uk" fo:country="UA" officeooo:rsid="00031310" officeooo:paragraph-rsid="0002b0b8" style:font-size-asian="14pt" style:font-size-complex="14pt"/>
    </style:style>
    <style:style style:name="P16" style:family="paragraph" style:parent-style-name="Subtitle">
      <style:paragraph-properties fo:orphans="0" fo:widows="0"/>
      <style:text-properties style:font-name="Ubuntu" fo:font-size="14pt" fo:font-weight="normal" officeooo:paragraph-rsid="0002b0b8" style:font-size-asian="14pt" style:font-weight-asian="normal" style:font-size-complex="10.5pt" style:font-weight-complex="bold"/>
    </style:style>
    <style:style style:name="P17" style:family="paragraph" style:parent-style-name="Standard">
      <style:paragraph-properties fo:text-align="end" style:justify-single-word="false"/>
      <style:text-properties style:font-name="Ubuntu" officeooo:paragraph-rsid="0002b0b8"/>
    </style:style>
    <style:style style:name="P18" style:family="paragraph" style:parent-style-name="Standard">
      <style:paragraph-properties fo:text-align="center" style:justify-single-word="false"/>
      <style:text-properties style:font-name="Ubuntu" officeooo:paragraph-rsid="0002b0b8"/>
    </style:style>
    <style:style style:name="P19" style:family="paragraph" style:parent-style-name="Standard">
      <style:text-properties style:font-name="Ubuntu" officeooo:rsid="00031310" officeooo:paragraph-rsid="00031310"/>
    </style:style>
    <style:style style:name="P20" style:family="paragraph" style:parent-style-name="Text_20_body">
      <style:paragraph-properties fo:margin-left="0.4925in" fo:margin-right="0in" fo:text-indent="0in" style:auto-text-indent="false"/>
      <style:text-properties style:font-name="Ubuntu" officeooo:rsid="00031310" officeooo:paragraph-rsid="00257510"/>
    </style:style>
    <style:style style:name="P21" style:family="paragraph" style:parent-style-name="Standard">
      <style:text-properties style:font-name="Ubuntu"/>
    </style:style>
    <style:style style:name="P22" style:family="paragraph" style:parent-style-name="Standard">
      <style:text-properties style:font-name="Ubuntu" fo:font-weight="bold" officeooo:rsid="00031310" officeooo:paragraph-rsid="00031310" style:font-weight-asian="bold" style:font-weight-complex="bold"/>
    </style:style>
    <style:style style:name="P23" style:family="paragraph" style:parent-style-name="Standard">
      <style:paragraph-properties fo:margin-top="0.0398in" fo:margin-bottom="0.0398in" style:contextual-spacing="false"/>
      <style:text-properties style:font-name="Ubuntu" fo:font-weight="bold" officeooo:rsid="00031310" officeooo:paragraph-rsid="00031310" style:font-weight-asian="bold" style:font-weight-complex="bold"/>
    </style:style>
    <style:style style:name="P24" style:family="paragraph" style:parent-style-name="Text_20_body">
      <style:text-properties style:font-name="Ubuntu" fo:font-weight="bold" officeooo:paragraph-rsid="00034b1a"/>
    </style:style>
    <style:style style:name="P25" style:family="paragraph" style:parent-style-name="Standard">
      <style:text-properties style:font-name="Ubuntu" officeooo:rsid="003b7818" officeooo:paragraph-rsid="003b7818"/>
    </style:style>
    <style:style style:name="P26" style:family="paragraph" style:parent-style-name="Text_20_body">
      <style:text-properties style:font-name="Ubuntu"/>
    </style:style>
    <style:style style:name="P27" style:family="paragraph" style:parent-style-name="Text_20_body">
      <style:text-properties style:font-name="Ubuntu" officeooo:paragraph-rsid="00257510"/>
    </style:style>
    <style:style style:name="P28" style:family="paragraph" style:parent-style-name="Text_20_body">
      <style:paragraph-properties fo:margin-left="0.4925in" fo:margin-right="0in" fo:text-indent="0in" style:auto-text-indent="false"/>
      <style:text-properties style:font-name="Ubuntu" officeooo:paragraph-rsid="00257510"/>
    </style:style>
    <style:style style:name="P29" style:family="paragraph" style:parent-style-name="Text_20_body">
      <style:paragraph-properties fo:margin-left="0.4925in" fo:margin-right="0in" fo:text-indent="0in" style:auto-text-indent="false"/>
      <style:text-properties officeooo:paragraph-rsid="00071637"/>
    </style:style>
    <style:style style:name="P30" style:family="paragraph" style:parent-style-name="Subtitle">
      <style:paragraph-properties fo:orphans="0" fo:widows="0"/>
      <style:text-properties fo:font-variant="normal" fo:text-transform="none" fo:color="#000000" loext:opacity="100%" style:text-line-through-style="none" style:text-line-through-type="none" style:font-name="Ubuntu" fo:font-size="14pt" fo:font-style="normal" style:text-underline-style="none" fo:font-weight="normal" officeooo:paragraph-rsid="0002b0b8" style:text-blinking="false" fo:background-color="transparent" style:font-size-asian="14pt" style:font-weight-asian="normal" style:font-size-complex="10.5pt" style:font-weight-complex="bold"/>
    </style:style>
    <style:style style:name="P31" style:family="paragraph" style:parent-style-name="Text_20_body">
      <style:text-properties fo:font-variant="normal" fo:text-transform="none" fo:color="#000000" loext:opacity="100%" style:text-line-through-style="none" style:text-line-through-type="none" style:font-name="Ubuntu" fo:font-size="11pt" fo:font-style="normal" style:text-underline-style="none" fo:font-weight="normal" style:text-blinking="false" fo:background-color="transparent"/>
    </style:style>
    <style:style style:name="P32" style:family="paragraph" style:parent-style-name="Text_20_body">
      <style:paragraph-properties fo:margin-left="0.4925in" fo:margin-right="0in" fo:text-indent="0in" style:auto-text-indent="false"/>
      <style:text-properties fo:font-variant="normal" fo:text-transform="none" fo:color="#000000" loext:opacity="100%" style:text-line-through-style="none" style:text-line-through-type="none" style:font-name="Ubuntu" fo:font-size="11pt" fo:font-style="normal" style:text-underline-style="none" fo:font-weight="normal" officeooo:rsid="00056ea8" officeooo:paragraph-rsid="00056ea8" style:text-blinking="false" fo:background-color="transparent" style:font-weight-asian="normal" style:font-weight-complex="normal"/>
    </style:style>
    <style:style style:name="P33" style:family="paragraph" style:parent-style-name="Text_20_body">
      <style:text-properties fo:font-variant="normal" fo:text-transform="none" fo:color="#000000" loext:opacity="100%" style:text-line-through-style="none" style:text-line-through-type="none" style:font-name="Ubuntu" fo:font-size="11pt" fo:font-style="normal" style:text-underline-style="none" fo:font-weight="bold" officeooo:rsid="00031310" officeooo:paragraph-rsid="00031310" style:text-blinking="false" fo:background-color="transparent" style:font-weight-asian="bold" style:font-weight-complex="bold"/>
    </style:style>
    <style:style style:name="P34" style:family="paragraph" style:parent-style-name="Text_20_body">
      <style:text-properties fo:font-variant="normal" fo:text-transform="none" fo:color="#000000" loext:opacity="100%" style:text-line-through-style="none" style:text-line-through-type="none" style:font-name="Ubuntu" fo:font-size="11pt" fo:font-style="normal" style:text-underline-style="none" fo:font-weight="bold" officeooo:rsid="003f4403" officeooo:paragraph-rsid="003f4403" style:text-blinking="false" fo:background-color="transparent" style:font-weight-asian="bold" style:font-weight-complex="bold"/>
    </style:style>
    <style:style style:name="P35" style:family="paragraph" style:parent-style-name="Text_20_body">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056ea8" officeooo:paragraph-rsid="00056ea8" style:text-blinking="false" fo:background-color="transparent" style:font-weight-asian="normal" style:font-weight-complex="normal"/>
    </style:style>
    <style:style style:name="P36" style:family="paragraph" style:parent-style-name="Heading_20_1">
      <style:paragraph-properties fo:margin-top="0.0398in" fo:margin-bottom="0.0398in" style:contextual-spacing="false"/>
      <style:text-properties style:font-name="Ubuntu" fo:font-size="12pt" fo:font-weight="bold" officeooo:rsid="00254655" officeooo:paragraph-rsid="00254655" style:font-size-asian="12pt" style:font-weight-asian="bold" style:font-size-complex="12pt" style:font-weight-complex="bold"/>
    </style:style>
    <style:style style:name="P37" style:family="paragraph" style:parent-style-name="Standard" style:list-style-name="L1">
      <style:text-properties officeooo:paragraph-rsid="003f4403"/>
    </style:style>
    <style:style style:name="P38" style:family="paragraph" style:parent-style-name="Text_20_body" style:list-style-name="L1">
      <style:text-properties officeooo:paragraph-rsid="003f4403"/>
    </style:style>
    <style:style style:name="P39" style:family="paragraph" style:parent-style-name="Text_20_body" style:list-style-name="L2">
      <style:paragraph-properties fo:margin-left="0.9846in" fo:margin-right="0in" fo:text-indent="-0.25in" style:auto-text-indent="false"/>
      <style:text-properties officeooo:paragraph-rsid="000ca0c8"/>
    </style:style>
    <style:style style:name="P40" style:family="paragraph" style:parent-style-name="Text_20_body" style:list-style-name="L2">
      <style:paragraph-properties fo:margin-left="0.9846in" fo:margin-right="0in" fo:text-indent="-0.25in" style:auto-text-indent="false"/>
      <style:text-properties officeooo:paragraph-rsid="00071637"/>
    </style:style>
    <style:style style:name="P41" style:family="paragraph" style:parent-style-name="Text_20_body" style:list-style-name="L2">
      <style:paragraph-properties fo:margin-left="0.9846in" fo:margin-right="0in" fo:text-indent="-0.25in" style:auto-text-indent="false"/>
      <style:text-properties officeooo:rsid="000ca0c8" officeooo:paragraph-rsid="000ca0c8"/>
    </style:style>
    <style:style style:name="P42" style:family="paragraph" style:parent-style-name="Text_20_body" style:list-style-name="L3">
      <style:text-properties officeooo:paragraph-rsid="00137671"/>
    </style:style>
    <style:style style:name="P43" style:family="paragraph" style:parent-style-name="Text_20_body" style:list-style-name="L3">
      <style:text-properties fo:font-variant="normal" fo:text-transform="none" fo:color="#000000" loext:opacity="100%" style:text-line-through-style="none" style:text-line-through-type="none" style:font-name="Arial" fo:font-size="11pt" fo:font-style="normal" style:text-underline-style="none" fo:font-weight="normal" officeooo:rsid="001232f6" officeooo:paragraph-rsid="001232f6" style:text-blinking="false" fo:background-color="transparent" style:font-weight-asian="normal" style:font-weight-complex="normal"/>
    </style:style>
    <style:style style:name="P44" style:family="paragraph" style:parent-style-name="Text_20_body" style:list-style-name="L3">
      <style:text-properties fo:font-variant="normal" fo:text-transform="none" fo:color="#000000" loext:opacity="100%" style:text-line-through-style="none" style:text-line-through-type="none" style:font-name="Arial" fo:font-size="11pt" fo:font-style="normal" style:text-underline-style="none" fo:font-weight="normal" officeooo:rsid="001232f6" officeooo:paragraph-rsid="00137671" style:text-blinking="false" fo:background-color="transparent" style:font-weight-asian="normal" style:font-weight-complex="normal"/>
    </style:style>
    <style:style style:name="P45" style:family="paragraph" style:parent-style-name="Text_20_body" style:list-style-name="L4">
      <style:text-properties officeooo:paragraph-rsid="0018f83d"/>
    </style:style>
    <style:style style:name="P46" style:family="paragraph" style:parent-style-name="Text_20_body" style:list-style-name="L3">
      <style:text-properties officeooo:rsid="001232f6" officeooo:paragraph-rsid="00137671"/>
    </style:style>
    <style:style style:name="P47" style:family="paragraph" style:parent-style-name="Text_20_body" style:list-style-name="L5">
      <style:paragraph-properties fo:margin-left="0.9846in" fo:margin-right="0in" fo:text-indent="-0.25in" style:auto-text-indent="false"/>
      <style:text-properties officeooo:paragraph-rsid="00294499"/>
    </style:style>
    <style:style style:name="P48" style:family="paragraph" style:parent-style-name="Text_20_body" style:list-style-name="L5">
      <style:paragraph-properties fo:margin-left="0.9846in" fo:margin-right="0in" fo:text-indent="-0.25in" style:auto-text-indent="false"/>
      <style:text-properties officeooo:paragraph-rsid="00257510"/>
    </style:style>
    <style:style style:name="P49" style:family="paragraph" style:parent-style-name="Text_20_body" style:list-style-name="L6">
      <style:text-properties style:font-name="Ubuntu" officeooo:rsid="00031310" officeooo:paragraph-rsid="002c1694"/>
    </style:style>
    <style:style style:name="P50" style:family="paragraph" style:parent-style-name="Text_20_body" style:list-style-name="L5">
      <style:paragraph-properties fo:margin-left="0.9846in" fo:margin-right="0in" fo:text-indent="-0.25in" style:auto-text-indent="false"/>
      <style:text-properties style:font-name="Ubuntu" officeooo:rsid="00031310" officeooo:paragraph-rsid="00257510"/>
    </style:style>
    <style:style style:name="P51" style:family="paragraph" style:parent-style-name="Text_20_body" style:list-style-name="L7">
      <style:text-properties style:font-name="Ubuntu" officeooo:rsid="00031310" officeooo:paragraph-rsid="00257510"/>
    </style:style>
    <style:style style:name="P52" style:family="paragraph" style:parent-style-name="Text_20_body" style:list-style-name="L8">
      <style:text-properties style:font-name="Ubuntu" officeooo:rsid="00257510" officeooo:paragraph-rsid="00257510"/>
    </style:style>
    <style:style style:name="P53" style:family="paragraph" style:parent-style-name="Text_20_body">
      <style:paragraph-properties fo:margin-top="0.0398in" fo:margin-bottom="0.0398in" style:contextual-spacing="false"/>
      <style:text-properties style:font-name="Ubuntu" fo:font-size="12pt" fo:font-weight="bold" officeooo:rsid="00254655" officeooo:paragraph-rsid="00254655" style:font-size-asian="12pt" style:font-weight-asian="bold" style:font-size-complex="12pt" style:font-weight-complex="bold"/>
    </style:style>
    <style:style style:name="T1" style:family="text">
      <style:text-properties fo:font-size="14pt" fo:language="uk" fo:country="UA" style:font-size-asian="14pt" style:font-size-complex="14pt"/>
    </style:style>
    <style:style style:name="T2" style:family="text">
      <style:text-properties fo:font-size="14pt" fo:language="uk" fo:country="UA" officeooo:rsid="0002b0b8" style:font-size-asian="14pt" style:font-size-complex="14pt"/>
    </style:style>
    <style:style style:name="T3" style:family="text">
      <style:text-properties fo:font-size="14pt" fo:language="ru" fo:country="RU" style:font-size-asian="14pt" style:font-size-complex="14pt"/>
    </style:style>
    <style:style style:name="T4" style:family="text">
      <style:text-properties fo:language="ru" fo:country="RU"/>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bold" officeooo:rsid="00034b1a" style:text-blinking="false" fo:background-color="transparent" loext:char-shading-value="0" style:font-weight-asian="bold" style:font-weight-complex="bold"/>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56ea8" style:text-blinking="false" fo:background-color="transparent" loext:char-shading-value="0" style:font-weight-asian="normal" style:font-weight-complex="normal"/>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bbd3" style:text-blinking="false" fo:background-color="transparent" loext:char-shading-value="0" style:font-weight-asian="normal" style:font-weight-complex="normal"/>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9659c" style:text-blinking="false"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b6320" style:text-blinking="false" fo:background-color="transparent" loext:char-shading-value="0" style:font-weight-asian="normal" style:font-weight-complex="normal"/>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c73dd" style:text-blinking="false" fo:background-color="transparent" loext:char-shading-value="0" style:font-weight-asian="normal" style:font-weight-complex="normal"/>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232f6" style:text-blinking="false" fo:background-color="transparent" loext:char-shading-value="0" style:font-weight-asian="normal" style:font-weight-complex="normal"/>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37671" style:text-blinking="false" fo:background-color="transparent" loext:char-shading-value="0" style:font-weight-asian="normal" style:font-weight-complex="normal"/>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750d7" style:text-blinking="false" fo:background-color="transparent" loext:char-shading-value="0" style:font-weight-asian="normal" style:font-weight-complex="normal"/>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bebe6" style:text-blinking="false" fo:background-color="transparent" loext:char-shading-value="0" style:font-weight-asian="normal" style:font-weight-complex="normal"/>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f4403"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4653ac"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46d685"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style:font-name="Arial" fo:font-size="11pt" fo:font-style="normal" style:text-underline-style="none" officeooo:rsid="00185c9b"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Arial" fo:font-size="11pt" fo:font-style="normal" style:text-underline-style="none" officeooo:rsid="0018f83d"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Arial" fo:font-size="11pt" fo:font-style="normal" style:text-underline-style="none" officeooo:rsid="001bc674"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Arial" fo:font-size="11pt" fo:font-style="normal" style:text-underline-style="none" officeooo:rsid="001da6e8"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Arial" fo:font-size="11pt" fo:font-style="normal" style:text-underline-style="solid" style:text-underline-width="auto" style:text-underline-color="font-color" fo:font-weight="normal" officeooo:rsid="00056ea8" style:text-blinking="false" fo:background-color="transparent" loext:char-shading-value="0" style:font-weight-asian="normal" style:font-weight-complex="normal"/>
    </style:style>
    <style:style style:name="T28" style:family="text">
      <style:text-properties fo:font-variant="normal" fo:text-transform="none" fo:color="#000000" loext:opacity="100%"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font-style-asian="italic" style:font-weight-asian="normal" style:font-style-complex="italic" style:font-weight-complex="normal"/>
    </style:style>
    <style:style style:name="T29" style:family="text">
      <style:text-properties fo:font-variant="normal" fo:text-transform="none" fo:color="#000000" loext:opacity="100%" style:text-line-through-style="none" style:text-line-through-type="none" style:font-name="Arial" fo:font-size="11pt" fo:font-style="italic" style:text-underline-style="solid" style:text-underline-width="auto" style:text-underline-color="font-color" fo:font-weight="normal" officeooo:rsid="0007bbd3" style:text-blinking="false" fo:background-color="transparent" loext:char-shading-value="0" style:font-style-asian="italic" style:font-weight-asian="normal" style:font-style-complex="italic" style:font-weight-complex="normal"/>
    </style:style>
    <style:style style:name="T30" style:family="text">
      <style:text-properties fo:font-variant="normal" fo:text-transform="none" fo:color="#000000" loext:opacity="100%" style:text-line-through-style="none" style:text-line-through-type="none" style:font-name="Arial" fo:font-size="11pt" fo:font-style="italic" style:text-underline-style="solid" style:text-underline-width="auto" style:text-underline-color="font-color" fo:font-weight="normal" officeooo:rsid="00056ea8" style:text-blinking="false" fo:background-color="transparent" loext:char-shading-value="0" style:font-style-asian="italic" style:font-weight-asian="normal" style:font-style-complex="italic" style:font-weight-complex="normal"/>
    </style:style>
    <style:style style:name="T3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ize="11pt" fo:font-style="normal" style:text-underline-style="none" officeooo:rsid="00034b1a" style:text-blinking="false" fo:background-color="transparent" loext:char-shading-value="0" style:font-weight-asian="bold" style:font-weight-complex="bold"/>
    </style:style>
    <style:style style:name="T35" style:family="text">
      <style:text-properties officeooo:rsid="00031310"/>
    </style:style>
    <style:style style:name="T36" style:family="text">
      <style:text-properties fo:font-weight="bold" style:font-weight-asian="bold" style:font-weight-complex="bold"/>
    </style:style>
    <style:style style:name="T37" style:family="text">
      <style:text-properties fo:font-weight="bold" officeooo:rsid="00031310"/>
    </style:style>
    <style:style style:name="T38" style:family="text">
      <style:text-properties style:font-name="Ubuntu" officeooo:rsid="00031310"/>
    </style:style>
    <style:style style:name="T39" style:family="text">
      <style:text-properties style:font-name="Ubuntu" officeooo:rsid="00257510"/>
    </style:style>
    <style:style style:name="T40" style:family="text">
      <style:text-properties style:font-name="Ubuntu" officeooo:rsid="002a953a"/>
    </style:style>
    <style:style style:name="T41" style:family="text">
      <style:text-properties officeooo:rsid="00254655"/>
    </style:style>
    <style:style style:name="T42" style:family="text">
      <style:text-properties fo:language="en" fo:country="US" fo:font-style="italic" officeooo:rsid="00031310"/>
    </style:style>
    <style:style style:name="T43" style:family="text">
      <style:text-properties officeooo:rsid="00257510"/>
    </style:style>
    <style:style style:name="T44" style:family="text">
      <style:text-properties style:font-name="Arial" officeooo:rsid="003f4403"/>
    </style:style>
    <style:style style:name="T45" style:family="text">
      <style:text-properties officeooo:rsid="00446997"/>
    </style:style>
    <style:style style:name="T46" style:family="text">
      <style:text-properties officeooo:rsid="00489e2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846in" fo:text-indent="-0.25in" fo:margin-left="0.7846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46in" fo:text-indent="-0.25in" fo:margin-left="1.0346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2846in" fo:text-indent="-0.25in" fo:margin-left="1.284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46in" fo:text-indent="-0.25in" fo:margin-left="1.534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46in" fo:text-indent="-0.25in" fo:margin-left="1.784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46in" fo:text-indent="-0.25in" fo:margin-left="2.284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46in" fo:text-indent="-0.25in" fo:margin-left="2.7846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2346in" fo:text-indent="-0.25in" fo:margin-left="0.23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4846in" fo:text-indent="-0.25in" fo:margin-left="0.48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346in" fo:text-indent="-0.25in" fo:margin-left="0.73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346in" fo:text-indent="-0.25in" fo:margin-left="1.2346in"/>
        </style:list-level-properties>
        <style:text-properties style:font-name="Open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346in" fo:text-indent="-0.25in" fo:margin-left="1.2346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Міністерство освіти і науки України</text:p>
      <text:p text:style-name="P7">Національний технічний університет України</text:p>
      <text:p text:style-name="P7">“Київський політехнічний інститут”</text:p>
      <text:p text:style-name="P7">Кафедра АСОІУ</text:p>
      <text:p text:style-name="P7"/>
      <text:p text:style-name="P7"/>
      <text:p text:style-name="P7"/>
      <text:p text:style-name="P7"/>
      <text:p text:style-name="P7">ЗВІТ</text:p>
      <text:p text:style-name="P6"><text:span text:style-name="T3">про виконання </text:span><text:span text:style-name="T1">лабораторної роботи </text:span><text:span text:style-name="T3">№1</text:span></text:p>
      <text:p text:style-name="P7">з дисципліни</text:p>
      <text:p text:style-name="P6"><text:span text:style-name="T3">“</text:span><text:span text:style-name="T4"> </text:span><text:span text:style-name="T3">Аналіз даних в інформаційно-управляючих системах”</text:span></text:p>
      <text:p text:style-name="P30"><text:bookmark text:name="docs-internal-guid-e7da6ddb-7fff-a74e-5252-5b963cb398b9"/>СТВОРЕННЯ СХОВИЩА ДАНИХ</text:p>
      <text:p text:style-name="P16"/>
      <text:p text:style-name="P10"/>
      <text:p text:style-name="P7"/>
      <text:p text:style-name="P7"/>
      <text:p text:style-name="P7"/>
      <text:p text:style-name="P7"/>
      <text:p text:style-name="P7"/>
      <text:p text:style-name="P7"/>
      <text:p text:style-name="P7"/>
      <text:p text:style-name="P8"/>
      <text:p text:style-name="P9"/>
      <text:p text:style-name="P9"/>
      <text:p text:style-name="P11"/>
      <text:p text:style-name="P12">Виконав Студент </text:p>
      <text:p text:style-name="P17"><text:span text:style-name="T1">3 курсу групи ІП-</text:span><text:span text:style-name="T2">1</text:span><text:span text:style-name="T1">1 </text:span></text:p>
      <text:p text:style-name="P13">Панченко Сергій</text:p>
      <text:p text:style-name="P18"><text:span text:style-name="T1">Київ 202</text:span><text:span text:style-name="T2">3</text:span><text:span text:style-name="T1"><text:line-break/></text:span></text:p>
      <text:p text:style-name="P14"/>
      <text:p text:style-name="P14"/>
      <text:p text:style-name="P15"/>
      <text:p text:style-name="P21"/>
      <text:p text:style-name="P26"><text:bookmark text:name="docs-internal-guid-07e1da54-7fff-1a20-a6c0-407196e8a291"/><text:soft-page-break/><text:span text:style-name="T32">Мета роботи:</text:span><text:span text:style-name="T31"> </text:span><text:span text:style-name="T33">ознайомитись з підходами до створення сховищ даних.</text:span></text:p>
      <text:p text:style-name="P34">Відкриті джерела даних: </text:p>
      <text:list xml:id="list3231821284" text:style-name="L1">
        <text:list-item>
          <text:p text:style-name="P38"><text:bookmark text:name="docs-internal-guid-e31fefb6-7fff-12f5-fe7a-41437336607f"/><text:span text:style-name="T7">Реєстр адміністративно-територіального устрою</text:span><text:span text:style-name="T20">(28-ex_xml_atu.xml)</text:span><text:span text:style-name="T18">: </text:span><text:a xlink:type="simple" xlink:href="https://data.gov.ua/dataset/a2d6c060-e7e6-4471-ac67-42cfa1742a19" text:style-name="Internet_20_link" text:visited-style-name="Visited_20_Internet_20_Link"><text:span text:style-name="T44">https://data.gov.ua/dataset/a2d6c060-e7e6-4471-ac67-42cfa1742a19</text:span></text:a></text:p>
        </text:list-item>
        <text:list-item>
          <text:p text:style-name="P37"><text:bookmark text:name="docs-internal-guid-b6aac624-7fff-8b52-498b-af576235eac4"/><text:span text:style-name="T18">Відомості про транспортні засоби та їх власників </text:span><text:span text:style-name="T19">(tz_opendata_z01012022_po01012023.csv )</text:span><text:span text:style-name="T18">: </text:span><text:a xlink:type="simple" xlink:href="https://data.gov.ua/dataset/06779371-308f-42d7-895e-5a39833375f0/resource/7a58e8f7-9323-47d4-a21d-19486e014eb4" text:style-name="Internet_20_link" text:visited-style-name="Visited_20_Internet_20_Link">https://data.gov.ua/dataset/06779371-308f-42d7-895e-5a39833375f0/resource/7a58e8f7-9323-47d4-a21d-19486e014eb4</text:a><text:span text:style-name="T18"> </text:span></text:p>
        </text:list-item>
        <text:list-item>
          <text:p text:style-name="P37">Перелік транспортних засобів комунальної власності Кременчуцької міської територіальної громади: <text:a xlink:type="simple" xlink:href="https://data.gov.ua/dataset/a4e15058-8356-4a38-a78d-39ae957d2c7a/resource/f44a20c5-8446-422a-b932-5bc9eb998cef/download/perelik-obiektiv-komunalnoyi-vlasnosti-kremenchutskoyi-miskoyi-teritorialnoyi-gromadi.xls" text:style-name="Internet_20_link" text:visited-style-name="Visited_20_Internet_20_Link">https://data.gov.ua/dataset/a4e15058-8356-4a38-a78d-39ae957d2c7a/resource/f44a20c5-8446-422a-b932-5bc9eb998cef/download/perelik-obiektiv-komunalnoyi-vlasnosti-kremenchutskoyi-miskoyi-teritorialnoyi-gromadi.xls</text:a> </text:p>
        </text:list-item>
      </text:list>
      <text:p text:style-name="P31"/>
      <text:p text:style-name="P31"/>
      <text:p text:style-name="P31"/>
      <text:p text:style-name="P31"/>
      <text:p text:style-name="P33">Запитання для самоперевірки:</text:p>
      <text:p text:style-name="P33">1) Дайте визначення ETL:</text:p>
      <text:p text:style-name="P32">ETL – це триетапний процес, де дані витягуються, трансформуються, завантажуються у вихідне сховище даних.</text:p>
      <text:p text:style-name="P24"><text:span text:style-name="T34">2) </text:span><text:bookmark text:name="docs-internal-guid-811d8ad8-7fff-09c5-718e-a436efed04c2"/><text:span text:style-name="T22">На чому базується процес ETL?</text:span></text:p>
      <text:p text:style-name="P35">ETL базується на трьох етапах:</text:p>
      <text:list xml:id="list2535718831" text:style-name="L2">
        <text:list-item>
          <text:p text:style-name="P39"><text:span text:style-name="T30">Витягування</text:span><text:span text:style-name="T27"> </text:span><text:span text:style-name="T9">включає у себе такі процеси як: вилучення даних з однорідних або різнорідних джерел; перетворення даних у належний формат/структуру зберігання для цілей запитів та аналізу; вставку даних у кінцеву цільову базу даних, таку як сховище операційних даних, вітрина даних, озеро даних або сховище даних.</text:span></text:p>
        </text:list-item>
        <text:list-item>
          <text:p text:style-name="P40"><text:span text:style-name="T29">П</text:span><text:span text:style-name="T30">еретворення </text:span><text:span text:style-name="T9">даних </text:span><text:span text:style-name="T10">включає </text:span><text:span text:style-name="T9">сері</text:span><text:span text:style-name="T10">ю</text:span><text:span text:style-name="T9"> правил або функцій, </text:span><text:span text:style-name="T10">що </text:span><text:span text:style-name="T9">застосову</text:span><text:span text:style-name="T10">ю</text:span><text:span text:style-name="T9">тьс</text:span><text:span text:style-name="T10">я</text:span><text:span text:style-name="T9"> до витягнутих даних, щоб підготувати їх для завантаження в кінцеву ціль. Важливою </text:span><text:span text:style-name="T11">частиною даного етапу </text:span><text:span text:style-name="T9">є очищення даних, метою якого є передача лише «належних» даних до </text:span><text:span text:style-name="T11">вихідного сховища</text:span><text:span text:style-name="T9">. </text:span><text:span text:style-name="T12">У інших випадках застосовується: закодовування значень, отримання похідного значення, </text:span><text:span text:style-name="T13">генерування ключів, деагрегацію повторюваних стовпців тощо.</text:span></text:p>
        </text:list-item>
        <text:list-item>
          <text:p text:style-name="P41"><text:span text:style-name="T30">З</text:span><text:span text:style-name="T28">авантаження</text:span><text:span text:style-name="T8"> даних включає перенесення їх у плоский файл або сховище даних.</text:span></text:p>
        </text:list-item>
      </text:list>
      <text:p text:style-name="P29"/>
      <text:p text:style-name="P24"><text:span text:style-name="T34">3) </text:span><text:bookmark text:name="docs-internal-guid-182c43a4-7fff-6c94-f6b8-1f9547aaecc9"/><text:span text:style-name="T22">Переваги та недоліки схем «зірка» та сніжинка:</text:span></text:p>
      <text:list xml:id="list3397656059" text:style-name="L3">
        <text:list-item>
          <text:p text:style-name="P43">“Зірка”: </text:p>
          <text:list>
            <text:list-item>
              <text:p text:style-name="P43">Переваги:</text:p>
            </text:list-item>
          </text:list>
        </text:list-item>
      </text:list>
      <text:list xml:id="list3197857949" text:style-name="L4">
        <text:list-item>
          <text:list>
            <text:list-item>
              <text:list>
                <text:list-item>
                  <text:p text:style-name="P45"><text:span text:style-name="T24">П</text:span><text:span text:style-name="T21">родуктивність запитів підвищується, </text:span><text:span text:style-name="T24">оскільки вони</text:span><text:span text:style-name="T21"> використовують дуже прості об’єднання під час отримання даних</text:span></text:p>
                </text:list-item>
              </text:list>
            </text:list-item>
          </text:list>
        </text:list-item>
      </text:list>
      <text:list xml:id="list205046184231249" text:continue-list="list3397656059" text:style-name="L3">
        <text:list-item>
          <text:list>
            <text:list-item>
              <text:list>
                <text:list-item>
                  <text:p text:style-name="P43"><text:soft-page-break/>Отримати дані для звітності просто в будь-який момент часу за будь-який період.</text:p>
                </text:list-item>
              </text:list>
            </text:list-item>
            <text:list-item>
              <text:p text:style-name="P43">Недоліки:</text:p>
              <text:list>
                <text:list-item>
                  <text:p text:style-name="P46"><text:span text:style-name="T23">С</text:span><text:span text:style-name="T21">хему зірок не рекомендується змінювати та використовувати повторно в довгостроковій перспективі, </text:span><text:span text:style-name="T23">якщо планується багато змін.</text:span></text:p>
                </text:list-item>
                <text:list-item>
                  <text:p text:style-name="P46"><text:span text:style-name="T16">О</text:span><text:span text:style-name="T8">скільки таблиці не розділені ієрархічно, </text:span><text:span text:style-name="T16">то з’являється надлишковість даних.</text:span></text:p>
                </text:list-item>
              </text:list>
            </text:list-item>
          </text:list>
        </text:list-item>
        <text:list-item>
          <text:p text:style-name="P42"><text:span text:style-name="T14">“</text:span><text:span text:style-name="T15">Сніжинка</text:span><text:span text:style-name="T14">”: </text:span></text:p>
          <text:list>
            <text:list-item>
              <text:p text:style-name="P44">Переваги:</text:p>
              <text:list>
                <text:list-item>
                  <text:p text:style-name="P42"><text:span text:style-name="T21">Надмірність даних повністю </text:span><text:span text:style-name="T25">вирішується</text:span><text:span text:style-name="T21"> створення</text:span><text:span text:style-name="T25">м</text:span><text:span text:style-name="T21"> нових таблиць розмірів.</text:span></text:p>
                </text:list-item>
                <text:list-item>
                  <text:p text:style-name="P44">У порівнянні із зірковою схемою таблиці розмірів Snow Flaking використовують менше місця.</text:p>
                </text:list-item>
                <text:list-item>
                  <text:p text:style-name="P42"><text:span text:style-name="T14">Легко оновити </text:span><text:span text:style-name="T17">та </text:span><text:span text:style-name="T14">підтримувати таблиці.</text:span></text:p>
                </text:list-item>
              </text:list>
            </text:list-item>
            <text:list-item>
              <text:p text:style-name="P44">Недоліки:</text:p>
              <text:list>
                <text:list-item>
                  <text:p text:style-name="P46"><text:span text:style-name="T21">Через </text:span><text:span text:style-name="T26">те, що існують </text:span><text:span text:style-name="T21">нормалізовані таблиці розмірів, система ETL повинна завантажувати кількість таблиць.</text:span></text:p>
                </text:list-item>
                <text:list-item>
                  <text:p text:style-name="P44">Для виконання запиту вам можуть знадобитися складні об’єднання через кількість доданих таблиць. Отже, продуктивність запитів буде погіршена.</text:p>
                </text:list-item>
              </text:list>
            </text:list-item>
          </text:list>
        </text:list-item>
      </text:list>
      <text:p text:style-name="P27"><text:span text:style-name="T6">4) </text:span><text:bookmark text:name="docs-internal-guid-bced26ea-7fff-9ff3-8524-5a3d4073fc33"/><text:span text:style-name="T5">Підходи до створення багатовимірних моделей?</text:span></text:p>
      <text:p text:style-name="P28"><text:span text:style-name="T37">OLAP</text:span><text:span text:style-name="T35"> (</text:span><text:span text:style-name="T41">англ. </text:span><text:span text:style-name="T42">online analytical processing</text:span><text:span text:style-name="T35">, аналітична обробка у реальному часі) - це інтерактивна система що дозволяє переглядати різні підсумки по багатовимірних даних. <text:s/></text:span></text:p>
      <text:p text:style-name="P20"><text:span text:style-name="T43">П</text:span>ропонують<text:span text:style-name="T43">ся</text:span> різноманітні продукти OLAP, які можна згрупувати в три категорії:</text:p>
      <text:list xml:id="list2038810285" text:style-name="L5">
        <text:list-item>
          <text:p text:style-name="P47"><text:span text:style-name="T38">багатовимірний </text:span><text:span text:style-name="T40">R</text:span><text:span text:style-name="T38">OLAP:</text:span></text:p>
        </text:list-item>
      </text:list>
      <text:list xml:id="list1526927134" text:style-name="L6">
        <text:list-item>
          <text:list>
            <text:list-item>
              <text:list>
                <text:list-item>
                  <text:list>
                    <text:list-item>
                      <text:list>
                        <text:list-item>
                          <text:p text:style-name="P49">ROLAP означає Relational Online Analytical Processing. ROLAP зберігає дані в стовпцях і рядках (також відомих як реляційні таблиці) і отримує інформацію на вимогу за допомогою запитів, наданих користувачем. Доступ до бази даних ROLAP можна отримати за допомогою складних запитів SQL для обчислення інформації. ROLAP може обробляти великі обсяги даних, але чим більше даних, тим повільніше час обробки.</text:p>
                        </text:list-item>
                        <text:list-item>
                          <text:p text:style-name="P49">Оскільки запити виконуються на вимогу, ROLAP не вимагає зберігання та попереднього обчислення інформації. Однак недоліком реалізації ROLAP є потенційні обмеження продуктивності та обмеження масштабованості, які є результатом великих і неефективних операцій з’єднання між великими таблицями.</text:p>
                        </text:list-item>
                      </text:list>
                    </text:list-item>
                  </text:list>
                </text:list-item>
              </text:list>
            </text:list-item>
          </text:list>
        </text:list-item>
      </text:list>
      <text:list xml:id="list205045906809577" text:continue-list="list2038810285" text:style-name="L5">
        <text:list-item>
          <text:p text:style-name="P50">реляційний ROLAP:</text:p>
        </text:list-item>
      </text:list>
      <text:list xml:id="list2536139087" text:style-name="L7">
        <text:list-item>
          <text:list>
            <text:list-item>
              <text:list>
                <text:list-item>
                  <text:list>
                    <text:list-item>
                      <text:p text:style-name="P51"><text:soft-page-break/>MOLAP означає багатовимірну онлайн-аналітичну обробку. MOLAP використовує багатовимірний куб, який отримує доступ до збережених даних за допомогою різних комбінацій. Дані попередньо обчислюються, підсумовуються та зберігаються (відмінність від ROLAP, де запити обслуговуються на вимогу).</text:p>
                    </text:list-item>
                    <text:list-item>
                      <text:p text:style-name="P51">Багатокубовий підхід виявився успішним у продуктах MOLAP. У цьому підході серія щільних, маленьких, попередньо обчислених кубів утворює гіперкуб. Інструменти, які включають MOLAP, включають Oracle Essbase, IBM Cognos і Apache Kylin.</text:p>
                    </text:list-item>
                  </text:list>
                </text:list-item>
              </text:list>
            </text:list-item>
          </text:list>
        </text:list-item>
      </text:list>
      <text:list xml:id="list205045733469293" text:continue-list="list205045906809577" text:style-name="L5">
        <text:list-item>
          <text:p text:style-name="P48"><text:span text:style-name="T38">гібридний HOLAP</text:span><text:span text:style-name="T39">:</text:span></text:p>
        </text:list-item>
      </text:list>
      <text:list xml:id="list216597695" text:style-name="L8">
        <text:list-item>
          <text:list>
            <text:list-item>
              <text:p text:style-name="P52">HOLAP означає Hybrid Online Analytical Processing. Як випливає з назви, режим зберігання HOLAP поєднує атрибути як MOLAP, так і ROLAP. Оскільки HOLAP передбачає зберігання частини ваших даних у сховищі ROLAP, а іншу частину – у сховищі MOLAP, розробники отримують переваги обох.</text:p>
            </text:list-item>
            <text:list-item>
              <text:p text:style-name="P52">Завдяки такому використанню двох OLAP дані зберігаються як у багатовимірних базах даних, так і в реляційних базах даних. Рішення про доступ до однієї з баз даних залежить від того, яка з них найбільше підходить для запитаної програми або типу обробки. Це налаштування забезпечує набагато більшу гнучкість обробки даних. Для теоретичної обробки дані зберігаються в багатовимірній базі даних. Для важкої обробки дані зберігаються в реляційній базі даних.</text:p>
            </text:list-item>
          </text:list>
        </text:list-item>
      </text:list>
      <text:p text:style-name="P22">Використані джерела:</text:p>
      <text:p text:style-name="P25"><text:span text:style-name="T36">How to do ETL: </text:span><text:a xlink:type="simple" xlink:href="https://www.youtube.com/watch?v=XVms0SA-6Xs" text:style-name="Internet_20_link" text:visited-style-name="Visited_20_Internet_20_Link"><text:span text:style-name="T36">https://www.youtube.com/watch?v=XVms0SA-6Xs</text:span></text:a><text:span text:style-name="T36"> </text:span></text:p>
      <text:p text:style-name="P22">ETL: <text:a xlink:type="simple" xlink:href="https://uk.wikipedia.org/wiki/ETL" text:style-name="Internet_20_link" text:visited-style-name="Visited_20_Internet_20_Link">https://uk.wikipedia.org/wiki/ETL</text:a></text:p>
      <text:h text:style-name="P1" text:outline-level="1"><text:bookmark text:name="firstHeading"/>Snowflake schema: <text:a xlink:type="simple" xlink:href="https://en.wikipedia.org/wiki/Snowflake_schema" text:style-name="Internet_20_link" text:visited-style-name="Visited_20_Internet_20_Link">https://en.wikipedia.org/wiki/Snowflake_schema</text:a> </text:h>
      <text:h text:style-name="P1" text:outline-level="1">Типи схем у моделюванні сховища даних - схема Star &amp; SnowFlake: <text:a xlink:type="simple" xlink:href="https://uk.myservername.com/schema-types-data-warehouse-modeling-star-snowflake-schema" text:style-name="Internet_20_link" text:visited-style-name="Visited_20_Internet_20_Link">https://uk.myservername.com/schema-types-data-warehouse-modeling-star-snowflake-schema</text:a> </text:h>
      <text:p text:style-name="P4">Багатовимірна модель даних( пункт 1.8 ): <text:a xlink:type="simple" xlink:href="https://elearning.sumdu.edu.ua/free_content/lectured:a8104441b8e00905159c1ff04257b014dd456247/20151109195846/162252/index.html" text:style-name="Internet_20_link" text:visited-style-name="Visited_20_Internet_20_Link">https://elearning.sumdu.edu.ua/free_content/lectured:a8104441b8e00905159c1ff04257b014dd456247/20151109195846/162252/index.html</text:a> </text:p>
      <text:h text:style-name="P3" text:outline-level="1"><text:bookmark text:name="39"/>Багатовимірна модель даних: <text:a xlink:type="simple" xlink:href="https://stud.com.ua/35697/informatika/bagatovimirna_model_danih" text:style-name="Internet_20_link" text:visited-style-name="Visited_20_Internet_20_Link">https://stud.com.ua/35697/informatika/bagatovimirna_model_danih</text:a> </text:h>
      <text:h text:style-name="P3" text:outline-level="1">OLAP, ROLAP, MOLAP, HOLAP: <text:a xlink:type="simple" xlink:href="https://www.sisense.com/glossary/olap/" text:style-name="Internet_20_link" text:visited-style-name="Visited_20_Internet_20_Link">https://www.sisense.com/glossary/olap/</text:a> </text:h>
      <text:p text:style-name="P5">OLAP: <text:a xlink:type="simple" xlink:href="https://uk.wikipedia.org/wiki/OLAP" text:style-name="Internet_20_link" text:visited-style-name="Visited_20_Internet_20_Link">https://uk.wikipedia.org/wiki/OLAP</text:a> </text:p>
      <text:h text:style-name="P36" text:outline-level="1">XML parsing in Python: <text:a xlink:type="simple" xlink:href="https://www.geeksforgeeks.org/xml-parsing-python/" text:style-name="Internet_20_link" text:visited-style-name="Visited_20_Internet_20_Link">https://www.geeksforgeeks.org/xml-parsing-python/</text:a> </text:h>
      <text:h text:style-name="P36" text:outline-level="1">Python Tutorial: CSV Module - How to Read, Parse, and Write CSV Files: <text:a xlink:type="simple" xlink:href="https://www.youtube.com/watch?v=q5uM4VKywbA" text:style-name="Internet_20_link" text:visited-style-name="Visited_20_Internet_20_Link">https://www.youtube.com/watch?v=q5uM4VKywbA</text:a> </text:h>
      <text:p text:style-name="P5"/>
      <text:p text:style-name="P2"/>
      <text:p text:style-name="P2"><text:soft-page-break/></text:p>
      <text:p text:style-name="P2"/>
      <text:p text:style-name="P23"/>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Standard" style:class="chapter">
      <loext:graphic-properties draw:fill="solid" draw:fill-color="#ffffff"/>
      <style:paragraph-properties fo:text-align="center" style:justify-single-word="false" fo:background-color="#ffffff"/>
      <style:text-properties fo:language="uk" fo:country="UA" fo:font-weight="bold" style:font-weight-asian="bol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8T13:20:16.538245355</meta:creation-date>
    <meta:generator>LibreOffice/7.3.7.2$Linux_X86_64 LibreOffice_project/30$Build-2</meta:generator>
    <dc:date>2023-01-09T20:50:44.026171663</dc:date>
    <meta:editing-duration>PT5H47M50S</meta:editing-duration>
    <meta:editing-cycles>47</meta:editing-cycles>
    <meta:document-statistic meta:table-count="0" meta:image-count="0" meta:object-count="0" meta:page-count="5" meta:paragraph-count="65" meta:word-count="729" meta:character-count="6212" meta:non-whitespace-character-count="5557"/>
  </office:meta>
</office:document-meta>
</file>